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dadb" officeooo:paragraph-rsid="0001dadb"/>
    </style:style>
    <style:style style:name="P2" style:family="paragraph" style:parent-style-name="Standard">
      <style:text-properties officeooo:rsid="0002d1c9" officeooo:paragraph-rsid="0002d1c9"/>
    </style:style>
    <style:style style:name="P3" style:family="paragraph" style:parent-style-name="Standard">
      <style:text-properties officeooo:rsid="0001dadb" officeooo:paragraph-rsid="0001dadb"/>
    </style:style>
    <style:style style:name="P4" style:family="paragraph" style:parent-style-name="Standard">
      <style:text-properties officeooo:rsid="0006c89d" officeooo:paragraph-rsid="0006c89d"/>
    </style:style>
    <style:style style:name="P5" style:family="paragraph" style:parent-style-name="Standard">
      <style:text-properties fo:color="#2a6099" loext:opacity="100%" officeooo:rsid="0001dadb" officeooo:paragraph-rsid="0001dadb"/>
    </style:style>
    <style:style style:name="P6" style:family="paragraph" style:parent-style-name="Standard">
      <style:text-properties fo:color="#ff0000" loext:opacity="100%" officeooo:rsid="000367b5" officeooo:paragraph-rsid="000367b5"/>
    </style:style>
    <style:style style:name="P7" style:family="paragraph" style:parent-style-name="Standard">
      <style:text-properties fo:color="#ff0000" loext:opacity="100%" officeooo:rsid="0004ce50" officeooo:paragraph-rsid="0004ce50"/>
    </style:style>
    <style:style style:name="P8" style:family="paragraph" style:parent-style-name="Standard">
      <style:text-properties fo:color="#ff0000" loext:opacity="100%" officeooo:rsid="0001dadb" officeooo:paragraph-rsid="0001dadb"/>
    </style:style>
    <style:style style:name="P9" style:family="paragraph" style:parent-style-name="Standard">
      <style:text-properties fo:color="#ff0000" loext:opacity="100%" officeooo:rsid="0006c89d" officeooo:paragraph-rsid="0006c89d"/>
    </style:style>
    <style:style style:name="T1" style:family="text">
      <style:text-properties officeooo:rsid="0002d1c9"/>
    </style:style>
    <style:style style:name="T2" style:family="text">
      <style:text-properties officeooo:rsid="0004ce50"/>
    </style:style>
    <style:style style:name="T3" style:family="text">
      <style:text-properties officeooo:rsid="0005d738"/>
    </style:style>
    <style:style style:name="T4" style:family="text">
      <style:text-properties officeooo:rsid="0006dfb0"/>
    </style:style>
    <style:style style:name="T5" style:family="text">
      <style:text-properties fo:color="#2a6099" loext:opacity="100%"/>
    </style:style>
    <style:style style:name="T6" style:family="text">
      <style:text-properties fo:color="#ff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ALUACIÓN INICIAL</text:p>
      <text:p text:style-name="P1">ADMINISTRACIÓN DE BASES DE DATOS</text:p>
      <text:p text:style-name="P2"/>
      <text:p text:style-name="P2">Tiempo Estimado: 2 horas</text:p>
      <text:p text:style-name="P1"/>
      <text:p text:style-name="P1">1. Crea una tabla Alumnos en ORACLE con las siguientes columnas y restricciones:</text:p>
      <text:p text:style-name="P1"/>
      <text:p text:style-name="P1"/>
      <text:p text:style-name="P1">DNI, tendrá el formato 99.999.999-X</text:p>
      <text:p text:style-name="P1">Nombre, tendrá la inicial en mayúsculas</text:p>
      <text:p text:style-name="P1">Apellidos, tendrá la inicial en mayúsculas</text:p>
      <text:p text:style-name="P1">Correo, tendrá el formato <text:a xlink:type="simple" xlink:href="mailto:xxxx@xxxx.com" text:style-name="Internet_20_link" text:visited-style-name="Visited_20_Internet_20_Link">xxxx@xxxx.com</text:a> o <text:a xlink:type="simple" xlink:href="mailto:xxxx@xxxx.es" text:style-name="Internet_20_link" text:visited-style-name="Visited_20_Internet_20_Link">xxxx@xxxx.es</text:a>, donde xxxx es cualquier cadena de caracteres.</text:p>
      <text:p text:style-name="P1"/>
      <text:p text:style-name="P1">Añade algunos registros.</text:p>
      <text:p text:style-name="P1"/>
      <text:p text:style-name="P5"/>
      <text:p text:style-name="P6">CREATE TABLE ALUMNOS(</text:p>
      <text:p text:style-name="P6"/>
      <text:p text:style-name="P6">DNI VARCHAR(12),</text:p>
      <text:p text:style-name="P6">NOMBRE VARCHAR(80),</text:p>
      <text:p text:style-name="P6">APELLIDOS VARCHAR(80),</text:p>
      <text:p text:style-name="P6">CORREO <text:span text:style-name="T2">VARCHAR(80),</text:span></text:p>
      <text:p text:style-name="P6"/>
      <text:p text:style-name="P7">CONSTRAINT PK_ALUMNOS PRIMARY KEY (DNI),</text:p>
      <text:p text:style-name="P7">CONSTRAINT CH_DNI CHECK (DNI REGEXP_<text:span text:style-name="T4">LIKE</text:span> <text:span text:style-name="T4">( DNI, </text:span>‘^[0-9]{2}<text:span text:style-name="T3">\</text:span>.[0-9]{3}<text:span text:style-name="T3">\</text:span>.[0-9]{3}-[A-Z]{1}’)<text:span text:style-name="T4">)</text:span>,</text:p>
      <text:p text:style-name="P7">CONSTRAINT CH_NOMBRE CHECK (NOMBRE = INITCAP <text:span text:style-name="T3">(NOMBRE)</text:span>),</text:p>
      <text:p text:style-name="P7">CONSTRAINT CH_APELLIDOS CHECK <text:span text:style-name="T3">(APELLIDOS = INITCAP(APELLIDOS)),</text:span></text:p>
      <text:p text:style-name="P7">CONSTRAINT CH_CORREO CHECK <text:span text:style-name="T3">(CORREO REGEXP_</text:span><text:span text:style-name="T4">LIKE</text:span><text:span text:style-name="T3">‘^[0-9A-Za-z]{}’ )</text:span></text:p>
      <text:p text:style-name="P7"/>
      <text:p text:style-name="P6">)</text:p>
      <text:p text:style-name="P8"/>
      <text:p text:style-name="P4"><text:span text:style-name="T6">INSERT INTO ALUMNOS VALUES (‘12.345.678-A’, ‘Pepe’, ‘Garcia’, ‘</text:span><text:a xlink:type="simple" xlink:href="mailto:pepegarcia1@gmail.com" text:style-name="Internet_20_link" text:visited-style-name="Visited_20_Internet_20_Link">pepegarcia1@gmail.com</text:a><text:span text:style-name="T6">’),</text:span></text:p>
      <text:p text:style-name="P9"/>
      <text:p text:style-name="P4"><text:span text:style-name="T6">INSERT INTO ALUMNOS VALUES (‘67.345.012-B’, ‘Laura’, ‘Rodriguez’, ‘LauraRod22</text:span><text:a xlink:type="simple" xlink:href="mailto:pepegarcia1@gmail.com" text:style-name="Internet_20_link" text:visited-style-name="Visited_20_Internet_20_Link">@gmail.com</text:a><text:span text:style-name="T6">’),</text:span></text:p>
      <text:p text:style-name="P5"/>
      <text:p text:style-name="P1">2. Realiza una consulta a la tabla anterior para mostrar los alumnos cuyo apellido empieza por R y su correo está en un dominio .es</text:p>
      <text:p text:style-name="P1"/>
      <text:p text:style-name="P1">3. Crea una tabla Notas con dos campos:</text:p>
      <text:p text:style-name="P1"/>
      <text:p text:style-name="P1">DNI, será una clave ajena de Alumnos</text:p>
      <text:p text:style-name="P1">Módulo, será ABD, SAD, Servicios o Sistemas.</text:p>
      <text:p text:style-name="P1">Nota, será un número del 0 al 10</text:p>
      <text:p text:style-name="P1"/>
      <text:p text:style-name="P1">Añade algunos registros.</text:p>
      <text:p text:style-name="P1"/>
      <text:p text:style-name="P1">4. Realiza una consulta que muestre los alumnos con más de 3 notas superiores a 7.</text:p>
      <text:p text:style-name="P1"/>
      <text:p text:style-name="P1"><text:soft-page-break/>5. Realiza un procedimiento <text:span text:style-name="T1">PL/SQL </text:span>que reciba un dni y muestre por pantalla todas sus notas. <text:span text:style-name="T1">Debes controlar las siguientes excepciones: Alumno Inexistente, Alumno sin Notas.</text:span></text:p>
      <text:p text:style-name="P1"/>
      <text:p text:style-name="P2">6. Crea una colección en MongoDB con varios documentos que contengan como mínimo nombre y precio de un producto.</text:p>
      <text:p text:style-name="P2"/>
      <text:p text:style-name="P2">7. Escribe una consulta que muestre aquéllos documentos correspondientes a productos cuyo precio sea superior a 20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9:06:11.492000000</meta:creation-date>
    <dc:date>2022-09-16T14:38:00.795091736</dc:date>
    <meta:editing-duration>PT19M23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2" meta:paragraph-count="32" meta:word-count="254" meta:character-count="1772" meta:non-whitespace-character-count="1550"/>
  </office:meta>
</office:document-meta>
</file>